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2D0000017CEB0824E64CD0939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4359e"/>
    </style:style>
    <style:style style:name="P2" style:family="paragraph" style:parent-style-name="Heading_20_1">
      <style:text-properties officeooo:rsid="0014359e" officeooo:paragraph-rsid="0014359e"/>
    </style:style>
    <style:style style:name="P3" style:family="paragraph">
      <loext:graphic-properties draw:fill="none" draw:fill-color="#ffffff"/>
      <style:text-properties fo:font-size="9pt" style:font-size-asian="9pt" style:font-size-complex="9pt"/>
    </style:style>
    <style:style style:name="P4" style:family="paragraph">
      <loext:graphic-properties draw:fill="solid" draw:fill-color="#000000"/>
    </style:style>
    <style:style style:name="P5" style:family="paragraph">
      <style:text-properties fo:font-size="9pt" style:font-size-asian="9pt" style:font-size-complex="9pt"/>
    </style:style>
    <style:style style:name="P6" style:family="paragraph">
      <loext:graphic-properties draw:fill="solid" draw:fill-color="#ffffff"/>
      <style:paragraph-properties fo:text-align="center"/>
    </style:style>
    <style:style style:name="P7" style:family="paragraph">
      <loext:graphic-properties draw:fill="solid" draw:fill-color="#eeeeee"/>
    </style:style>
    <style:style style:name="P8" style:family="paragraph">
      <style:paragraph-properties fo:text-align="center"/>
    </style:style>
    <style:style style:name="P9" style:family="paragraph">
      <loext:graphic-properties draw:fill="none" draw:fill-color="#ffffff"/>
      <style:paragraph-properties fo:text-align="center"/>
    </style:style>
    <style:style style:name="P10" style:family="paragraph">
      <loext:graphic-properties draw:fill="none" draw:fill-color="#ffffff"/>
      <style:text-properties fo:font-size="12pt"/>
    </style:style>
    <style:style style:name="P11" style:family="paragraph">
      <loext:graphic-properties draw:fill="solid" draw:fill-color="#cccccc"/>
      <style:text-properties fo:font-size="12pt"/>
    </style:style>
    <style:style style:name="P12" style:family="paragraph">
      <loext:graphic-properties draw:fill="solid" draw:fill-color="#009900"/>
      <style:paragraph-properties fo:text-align="center"/>
      <style:text-properties fo:font-size="12pt"/>
    </style:style>
    <style:style style:name="P13" style:family="paragraph">
      <style:paragraph-properties fo:text-align="center"/>
      <style:text-properties fo:font-size="12pt"/>
    </style:style>
    <style:style style:name="P14" style:family="paragraph">
      <loext:graphic-properties draw:fill="solid" draw:fill-color="#ff3333"/>
      <style:paragraph-properties fo:text-align="center"/>
    </style:style>
    <style:style style:name="P15" style:family="paragraph">
      <loext:graphic-properties draw:fill="solid" draw:fill-color="#729fcf"/>
      <style:paragraph-properties fo:text-align="center"/>
      <style:text-properties fo:font-size="12pt"/>
    </style:style>
    <style:style style:name="P16" style:family="paragraph">
      <loext:graphic-properties draw:fill="solid" draw:fill-color="#808080"/>
    </style:style>
    <style:style style:name="P17" style:family="paragraph">
      <loext:graphic-properties draw:fill="none" draw:fill-color="#ffffff"/>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399cm" fo:min-width="3.357cm" style:run-through="foreground"/>
    </style:style>
    <style:style style:name="gr4" style:family="graphic">
      <style:graphic-properties draw:textarea-horizontal-align="justify" draw:textarea-vertical-align="middle" draw:auto-grow-height="false" fo:min-height="0.379cm" fo:min-width="1.884cm" style:run-through="foreground"/>
    </style:style>
    <style:style style:name="gr5" style:family="graphic">
      <style:graphic-properties draw:fill="solid" draw:fill-color="#000000" draw:textarea-horizontal-align="justify" draw:textarea-vertical-align="middle" draw:auto-grow-height="false" fo:min-height="0.762cm" fo:min-width="0.302cm" style:run-through="foreground"/>
    </style:style>
    <style:style style:name="gr6" style:family="graphic">
      <style:graphic-properties draw:fill="solid" draw:fill-color="#000000" draw:textarea-horizontal-align="justify" draw:textarea-vertical-align="middle" draw:auto-grow-height="false" fo:min-height="0.497cm" fo:min-width="0.907cm" style:run-through="foreground"/>
    </style:style>
    <style:style style:name="gr7" style:family="graphic">
      <style:graphic-properties draw:fill="solid" draw:fill-color="#000000" draw:textarea-horizontal-align="justify" draw:textarea-vertical-align="middle" draw:auto-grow-height="false" fo:min-height="0.146cm" fo:min-width="0.864cm" style:run-through="foreground"/>
    </style:style>
    <style:style style:name="gr8" style:family="graphic">
      <style:graphic-properties draw:fill="solid" draw:fill-color="#000000" draw:textarea-horizontal-align="justify" draw:textarea-vertical-align="middle" draw:auto-grow-height="false" fo:min-height="0.332cm" fo:min-width="0.159cm" style:run-through="foreground"/>
    </style:style>
    <style:style style:name="gr9" style:family="graphic">
      <style:graphic-properties draw:fill="solid" draw:fill-color="#000000" draw:textarea-horizontal-align="justify" draw:textarea-vertical-align="middle" draw:auto-grow-height="false" fo:min-height="0.513cm" fo:min-width="0.323cm" style:run-through="foreground"/>
    </style:style>
    <style:style style:name="gr10" style:family="graphic">
      <style:graphic-properties draw:stroke="solid" svg:stroke-color="#000000" draw:fill="none" draw:fill-color="#ffffff" fo:min-height="2.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style:style>
    <style:style style:name="gr12" style:family="graphic">
      <style:graphic-properties draw:fill="solid" draw:fill-color="#ffffff" draw:textarea-horizontal-align="justify" draw:textarea-vertical-align="middle" draw:auto-grow-height="false" fo:min-height="4.378cm" fo:min-width="5.607cm" fo:wrap-option="no-wrap" style:run-through="foreground"/>
    </style:style>
    <style:style style:name="gr13" style:family="graphic">
      <style:graphic-properties draw:fill="solid" draw:fill-color="#eeeeee" draw:textarea-horizontal-align="justify" draw:textarea-vertical-align="middle" draw:auto-grow-height="false" fo:min-height="0.162cm" fo:min-width="1.245cm" style:run-through="foreground"/>
    </style:style>
    <style:style style:name="gr14" style:family="graphic">
      <style:graphic-properties draw:textarea-horizontal-align="center" draw:textarea-vertical-align="middle" style:run-through="foreground"/>
    </style:style>
    <style:style style:name="gr15" style:family="graphic">
      <style:graphic-properties draw:stroke="solid" svg:stroke-color="#000000" draw:fill="none" draw:fill-color="#ffffff" fo:min-height="1.812cm" style:run-through="foreground"/>
    </style:style>
    <style:style style:name="gr16" style:family="graphic">
      <style:graphic-properties draw:stroke="solid" svg:stroke-color="#000000" draw:fill="none" draw:fill-color="#ffffff" fo:min-height="1.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ffff" draw:textarea-horizontal-align="justify" draw:textarea-vertical-align="middle" draw:auto-grow-height="false" fo:min-height="1.115cm" fo:min-width="3.732cm" style:run-through="foreground"/>
    </style:style>
    <style:style style:name="gr18" style:family="graphic">
      <style:graphic-properties draw:stroke="none" svg:stroke-color="#000000" draw:fill="none" draw:fill-color="#ffffff" fo:min-height="0.751cm" style:run-through="foreground"/>
    </style:style>
    <style:style style:name="gr19" style:family="graphic">
      <style:graphic-properties draw:stroke="solid" svg:stroke-color="#000000" draw:fill="none" draw:fill-color="#ffffff" fo:min-height="0.635cm" style:run-through="foreground"/>
    </style:style>
    <style:style style:name="gr20" style:family="graphic">
      <style:graphic-properties draw:fill="solid" draw:fill-color="#cccccc" draw:textarea-horizontal-align="justify" draw:textarea-vertical-align="middle" draw:auto-grow-height="false" fo:min-height="0.903cm" fo:min-width="5.733cm" style:run-through="foreground"/>
    </style:style>
    <style:style style:name="gr21" style:family="graphic">
      <style:graphic-properties draw:fill="solid" draw:fill-color="#009900" draw:textarea-horizontal-align="justify" draw:textarea-vertical-align="middle" draw:auto-grow-height="false" fo:min-height="0.273cm" fo:min-width="0.273cm" style:run-through="foreground"/>
    </style:style>
    <style:style style:name="gr22" style:family="graphic">
      <style:graphic-properties draw:fill="solid" draw:fill-color="#009900" draw:textarea-horizontal-align="justify" draw:textarea-vertical-align="middle" draw:auto-grow-height="false" fo:min-height="0.273cm" fo:min-width="0.275cm" style:run-through="foreground"/>
    </style:style>
    <style:style style:name="gr23" style:family="graphic">
      <style:graphic-properties draw:textarea-horizontal-align="justify" draw:textarea-vertical-align="middle" draw:auto-grow-height="false" fo:min-height="0.273cm" fo:min-width="0.273cm" style:run-through="foreground"/>
    </style:style>
    <style:style style:name="gr24" style:family="graphic">
      <style:graphic-properties draw:textarea-horizontal-align="justify" draw:textarea-vertical-align="middle" draw:auto-grow-height="false" fo:min-height="0.275cm" fo:min-width="0.273cm" style:run-through="foreground"/>
    </style:style>
    <style:style style:name="gr25" style:family="graphic">
      <style:graphic-properties draw:textarea-horizontal-align="justify" draw:textarea-vertical-align="middle" draw:auto-grow-height="false" fo:min-height="0.275cm" fo:min-width="0.275cm" style:run-through="foreground"/>
    </style:style>
    <style:style style:name="gr26" style:family="graphic">
      <style:graphic-properties draw:fill="solid" draw:fill-color="#ff3333" draw:textarea-horizontal-align="justify" draw:textarea-vertical-align="middle" draw:auto-grow-height="false" fo:min-height="0.243cm" fo:min-width="0.243cm" style:run-through="foreground" style:vertical-pos="from-top" style:vertical-rel="paragraph" style:horizontal-pos="from-left" style:horizontal-rel="paragraph"/>
    </style:style>
    <style:style style:name="gr27" style:family="graphic">
      <style:graphic-properties style:run-through="foreground"/>
    </style:style>
    <style:style style:name="gr28" style:family="graphic">
      <style:graphic-properties draw:fill="solid" draw:fill-color="#729fcf" draw:textarea-horizontal-align="justify" draw:textarea-vertical-align="middle" draw:auto-grow-height="false" fo:min-height="0.273cm" fo:min-width="0.273cm" style:run-through="foreground"/>
    </style:style>
    <style:style style:name="gr29" style:family="graphic">
      <style:graphic-properties draw:fill="solid" draw:fill-color="#729fcf" draw:textarea-horizontal-align="justify" draw:textarea-vertical-align="middle" draw:auto-grow-height="false" fo:min-height="0.273cm" fo:min-width="0.275cm" style:run-through="foreground"/>
    </style:style>
    <style:style style:name="gr30" style:family="graphic">
      <style:graphic-properties draw:fill="solid" draw:fill-color="#009900" draw:textarea-horizontal-align="justify" draw:textarea-vertical-align="middle" draw:auto-grow-height="false" fo:min-height="0.275cm" fo:min-width="0.273cm" style:run-through="foreground"/>
    </style:style>
    <style:style style:name="gr31" style:family="graphic">
      <style:graphic-properties draw:fill="solid" draw:fill-color="#729fcf" draw:textarea-horizontal-align="justify" draw:textarea-vertical-align="middle" draw:auto-grow-height="false" fo:min-height="0.275cm" fo:min-width="0.275cm" style:run-through="foreground"/>
    </style:style>
    <style:style style:name="gr32" style:family="graphic">
      <style:graphic-properties draw:fill="solid" draw:fill-color="#ff3333" draw:textarea-horizontal-align="justify" draw:textarea-vertical-align="middle" draw:auto-grow-height="false" fo:min-height="0.243cm" fo:min-width="0.243cm" style:run-through="foreground"/>
    </style:style>
    <style:style style:name="gr33" style:family="graphic">
      <style:graphic-properties draw:textarea-horizontal-align="center" draw:textarea-vertical-align="middle" style:run-through="foreground" style:vertical-pos="from-top" style:vertical-rel="paragraph" style:horizontal-pos="from-left" style:horizontal-rel="paragraph"/>
    </style:style>
    <style:style style:name="gr34" style:family="graphic">
      <style:graphic-properties draw:fill="solid" draw:fill-color="#009900" draw:textarea-horizontal-align="justify" draw:textarea-vertical-align="middle" draw:auto-grow-height="false" fo:min-height="0.275cm" fo:min-width="0.275cm" style:run-through="foreground"/>
    </style:style>
    <style:style style:name="gr35" style:family="graphic">
      <style:graphic-properties draw:fill="solid" draw:fill-color="#eeeeee" draw:textarea-horizontal-align="justify" draw:textarea-vertical-align="middle" draw:auto-grow-height="false" fo:min-height="0.162cm" fo:min-width="1.245cm" style:run-through="foreground" style:vertical-pos="from-top" style:vertical-rel="paragraph" style:horizontal-pos="from-left" style:horizontal-rel="paragraph"/>
    </style:style>
    <style:style style:name="gr36" style:family="graphic">
      <style:graphic-properties draw:fill="solid" draw:fill-color="#808080" draw:textarea-horizontal-align="justify" draw:textarea-vertical-align="middle" draw:auto-grow-height="false" fo:min-height="4.099cm" fo:min-width="0.57cm" style:run-through="foreground" style:vertical-pos="from-top" style:vertical-rel="paragraph" style:horizontal-pos="from-left" style:horizontal-rel="paragraph"/>
    </style:style>
    <style:style style:name="gr37" style:family="graphic">
      <style:graphic-properties draw:stroke="solid" svg:stroke-color="#000000" draw:fill="none" draw:fill-color="#ffffff" fo:min-height="0.691cm" style:run-through="foreground" style:vertical-pos="from-top" style:vertical-rel="paragraph" style:horizontal-pos="from-left" style:horizontal-rel="paragraph"/>
    </style:style>
    <style:style style:name="gr38" style:family="graphic">
      <style:graphic-properties draw:fill="none" draw:fill-color="#ffffff" draw:textarea-horizontal-align="justify" draw:textarea-vertical-align="middle" draw:auto-grow-height="false" fo:min-height="13.64cm" fo:min-width="17.549cm" style:run-through="background" style:vertical-pos="from-top" style:vertical-rel="paragraph" style:horizontal-pos="from-left" style:horizontal-rel="paragraph"/>
    </style:style>
    <style:style style:name="gr39" style:family="graphic">
      <style:graphic-properties draw:stroke="solid" svg:stroke-color="#000000" draw:fill="none" draw:fill-color="#ffffff" fo:min-height="2.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color="#000000" draw:fill="none" draw:fill-color="#ffffff" fo:min-height="1.9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000000" draw:fill="none" draw:fill-color="#ffffff" fo:min-height="1.32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raw:g text:anchor-type="paragraph" draw:z-index="2" draw:style-name="gr2"><draw:custom-shape draw:name="Forme12" draw:style-name="gr3" svg:width="3.357cm" svg:height="2.4cm" svg:x="1.715cm" svg:y="21.047cm"><text:p/><draw:enhanced-geometry svg:viewBox="0 0 21600 21600" draw:type="rectangle" draw:enhanced-path="M 0 0 L 21600 0 21600 21600 0 21600 0 0 Z N"/></draw:custom-shape><draw:custom-shape draw:name="Forme15" draw:style-name="gr4" svg:width="3.765cm" svg:height="1.138cm" svg:x="1.512cm" svg:y="19.89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6" draw:style-name="gr5" draw:text-style-name="P4" svg:width="0.8cm" svg:height="1.26cm" svg:x="4.033cm" svg:y="21.959cm"><text:p/><draw:enhanced-geometry svg:viewBox="0 0 21600 21600" draw:glue-points="?f7 0 ?f6 ?f1 0 ?f10 ?f6 21600 ?f4 ?f10 21600 ?f9" draw:path-stretchpoint-x="10800" draw:path-stretchpoint-y="10800" draw:text-areas="0 ?f1 ?f4 ?f12" draw:type="cube" draw:modifiers="13464.317180616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name="Forme18" draw:style-name="gr6" draw:text-style-name="P4" svg:width="0.907cm" svg:height="0.498cm" svg:x="2.043cm" svg:y="21.856cm"><text:p/><draw:enhanced-geometry svg:viewBox="0 0 21600 21600" draw:type="rectangle" draw:enhanced-path="M 0 0 L 21600 0 21600 21600 0 21600 0 0 Z N"/></draw:custom-shape><draw:custom-shape draw:name="Forme19" draw:style-name="gr7" draw:text-style-name="P4" svg:width="1.26cm" svg:height="0.211cm" draw:transform="rotate (3.13286600732982) translate (3.13795833333333cm 22.5636666666667cm)"><text:p/><draw:enhanced-geometry svg:viewBox="0 0 21600 21600" draw:glue-points="?f6 10800 10800 21600 ?f5 10800 10800 0" draw:text-areas="?f3 ?f3 ?f4 ?f4" draw:type="trapezoid" draw:modifiers="2946.5346534653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20" draw:style-name="gr8" draw:text-style-name="P4" svg:width="0.174cm" svg:height="0.346cm" svg:x="3.99cm" svg:y="21.6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1" draw:style-name="gr9" draw:text-style-name="P4" svg:width="0.355cm" svg:height="0.546cm" svg:x="3.297cm" svg:y="2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 draw:style-name="gr11"><draw:custom-shape draw:name="Forme8" draw:style-name="gr12" draw:text-style-name="P6" svg:width="8.582cm" svg:height="6.749cm" svg:x="8.311cm" svg:y="18.233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name="Forme7" draw:style-name="gr13" draw:text-style-name="P7" svg:width="1.246cm" svg:height="0.652cm" svg:x="12.887cm" svg:y="19.11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7" svg:width="1.246cm" svg:height="0.652cm" svg:x="10.098cm" svg:y="19.732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7" svg:width="1.246cm" svg:height="0.652cm" svg:x="14.823cm" svg:y="20.904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7" svg:width="1.246cm" svg:height="0.652cm" svg:x="12.176cm" svg:y="23.158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7" svg:width="1.246cm" svg:height="0.652cm" svg:x="9.69cm" svg:y="22.503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Forme9" draw:style-name="gr14" draw:text-style-name="P8" svg:x1="11.029cm" svg:y1="20.151cm" svg:x2="13.089cm" svg:y2="19.511cm"><text:p/></draw:line><draw:line draw:name="Forme10" draw:style-name="gr14" draw:text-style-name="P8" svg:x1="13.941cm" svg:y1="19.528cm" svg:x2="15.345cm" svg:y2="20.904cm"><text:p/></draw:line><draw:line draw:name="Forme11" draw:style-name="gr14" draw:text-style-name="P8" svg:x1="15.648cm" svg:y1="21.413cm" svg:x2="13.251cm" svg:y2="23.255cm"><text:p/></draw:line><draw:line draw:name="Forme13" draw:style-name="gr14" draw:text-style-name="P8" svg:x1="10.265cm" svg:y1="20.153cm" svg:x2="10.265cm" svg:y2="22.504cm"><text:p/></draw:line><draw:line draw:name="Forme14" draw:style-name="gr14" draw:text-style-name="P8" svg:x1="10.728cm" svg:y1="22.889cm" svg:x2="12.522cm" svg:y2="23.6cm"><text:p/></draw:line><draw:frame draw:name="Forme1" draw:style-name="gr15" draw:text-style-name="P3" svg:width="3.335cm" svg:height="1.812cm" svg:x="10.964cm" svg:y="20.581cm"><draw:text-box><text:p><text:span text:style-name="T1">À compléter</text:span></text:p><text:p><text:span text:style-name="T1"/></text:p></draw:text-box></draw:frame></draw:g><draw:line text:anchor-type="paragraph" draw:z-index="31" draw:name="Forme17" draw:style-name="gr40" draw:text-style-name="P8" svg:x1="9.806cm" svg:y1="22.921cm" svg:x2="4.655cm" svg:y2="22.544cm"><text:p/></draw:line><draw:frame text:anchor-type="paragraph" draw:z-index="30" draw:name="Forme1" draw:style-name="gr39" draw:text-style-name="P3" svg:width="6.619cm" svg:height="2.363cm" svg:x="10.896cm" svg:y="0.504cm"><draw:text-box><text:p text:style-name="P5"><text:span text:style-name="T2">Réseau de l’établissement</text:span></text:p><text:p text:style-name="P5"><text:span text:style-name="T1">Adresse du réseau :</text:span></text:p><text:p text:style-name="P5"><text:span text:style-name="T1">Masque de sous-réseau :</text:span></text:p><text:p text:style-name="P5"><text:span text:style-name="T1">Adresse de broadcast :</text:span></text:p><text:p text:style-name="P5"><text:span text:style-name="T1">Passerelle :</text:span></text:p><text:p text:style-name="P5"><text:span text:style-name="T1">DNS :</text:span></text:p></draw:text-box></draw:frame>Fonctionnement d’un réseau</text:h>
      <text:p text:style-name="P1"><draw:frame draw:style-name="fr1" draw:name="Image1" text:anchor-type="paragraph" svg:x="0.519cm" svg:y="2.489cm" svg:width="0.568cm" svg:height="0.716cm" draw:z-index="0"><draw:image xlink:href="Pictures/100002010000012D0000017CEB0824E64CD09393.png" xlink:type="simple" xlink:show="embed" xlink:actuate="onLoad" loext:mime-type="image/png"/></draw:frame><draw:g text:anchor-type="paragraph" draw:z-index="6" draw:style-name="gr11"><draw:custom-shape draw:name="Forme1" draw:style-name="gr17" draw:text-style-name="P6" svg:width="3.733cm" svg:height="1.116cm" svg:x="1.263cm" svg:y="3.194cm"><text:p/><draw:enhanced-geometry svg:viewBox="0 0 21600 21600" draw:type="rectangle" draw:enhanced-path="M 0 0 L 21600 0 21600 21600 0 21600 0 0 Z N"/></draw:custom-shape><draw:frame draw:name="Forme2" draw:style-name="gr18" draw:text-style-name="P3" svg:width="3.387cm" svg:height="0.752cm" svg:x="1.436cm" svg:y="3.406cm"><draw:text-box><text:p text:style-name="P5"><text:span text:style-name="T1">IP :</text:span></text:p><text:p text:style-name="P5"><text:span text:style-name="T1">MAC :</text:span></text:p></draw:text-box></draw:frame><draw:frame draw:name="Forme3" draw:style-name="gr19" draw:text-style-name="P9" svg:width="0.636cm" svg:height="0.636cm" svg:x="0.455cm" svg:y="3.425cm"><draw:text-box><text:p text:style-name="P8">1</text:p></draw:text-box></draw:frame></draw:g><draw:g text:anchor-type="paragraph" draw:z-index="7" draw:style-name="gr11"><draw:custom-shape draw:name="Forme1" draw:style-name="gr17" draw:text-style-name="P6" svg:width="3.733cm" svg:height="1.116cm" svg:x="1.263cm" svg:y="4.54cm"><text:p/><draw:enhanced-geometry svg:viewBox="0 0 21600 21600" draw:type="rectangle" draw:enhanced-path="M 0 0 L 21600 0 21600 21600 0 21600 0 0 Z N"/></draw:custom-shape><draw:frame draw:name="Forme2" draw:style-name="gr18" draw:text-style-name="P10" svg:width="3.387cm" svg:height="0.752cm" svg:x="1.436cm" svg:y="4.752cm"><draw:text-box><text:p><text:span text:style-name="T1">IP :</text:span></text:p><text:p><text:span text:style-name="T1">MAC :</text:span></text:p></draw:text-box></draw:frame><draw:frame draw:name="Forme3" draw:style-name="gr19" draw:text-style-name="P9" svg:width="0.636cm" svg:height="0.636cm" svg:x="0.455cm" svg:y="4.773cm"><draw:text-box><text:p text:style-name="P8">2</text:p></draw:text-box></draw:frame></draw:g><draw:g text:anchor-type="paragraph" draw:z-index="8" draw:style-name="gr11"><draw:custom-shape draw:name="Forme1" draw:style-name="gr17" draw:text-style-name="P6" svg:width="3.733cm" svg:height="1.116cm" svg:x="1.263cm" svg:y="5.888cm"><text:p/><draw:enhanced-geometry svg:viewBox="0 0 21600 21600" draw:type="rectangle" draw:enhanced-path="M 0 0 L 21600 0 21600 21600 0 21600 0 0 Z N"/></draw:custom-shape><draw:frame draw:name="Forme2" draw:style-name="gr18" draw:text-style-name="P10" svg:width="3.387cm" svg:height="0.752cm" svg:x="1.436cm" svg:y="6.1cm"><draw:text-box><text:p><text:span text:style-name="T1">IP :</text:span></text:p><text:p><text:span text:style-name="T1">MAC :</text:span></text:p></draw:text-box></draw:frame><draw:frame draw:name="Forme3" draw:style-name="gr19" draw:text-style-name="P9" svg:width="0.636cm" svg:height="0.636cm" svg:x="0.455cm" svg:y="6.119cm"><draw:text-box><text:p text:style-name="P8">3</text:p></draw:text-box></draw:frame></draw:g><draw:g text:anchor-type="paragraph" draw:z-index="9" draw:style-name="gr11"><draw:custom-shape draw:name="Forme1" draw:style-name="gr17" draw:text-style-name="P6" svg:width="3.733cm" svg:height="1.116cm" svg:x="1.243cm" svg:y="7.216cm"><text:p/><draw:enhanced-geometry svg:viewBox="0 0 21600 21600" draw:type="rectangle" draw:enhanced-path="M 0 0 L 21600 0 21600 21600 0 21600 0 0 Z N"/></draw:custom-shape><draw:frame draw:name="Forme2" draw:style-name="gr18" draw:text-style-name="P10" svg:width="3.387cm" svg:height="0.752cm" svg:x="1.416cm" svg:y="7.428cm"><draw:text-box><text:p><text:span text:style-name="T1">IP :</text:span></text:p><text:p><text:span text:style-name="T1">MAC :</text:span></text:p></draw:text-box></draw:frame><draw:frame draw:name="Forme3" draw:style-name="gr19" draw:text-style-name="P9" svg:width="0.636cm" svg:height="0.636cm" svg:x="0.437cm" svg:y="7.447cm"><draw:text-box><text:p text:style-name="P8">4</text:p></draw:text-box></draw:frame></draw:g><draw:g text:anchor-type="paragraph" draw:z-index="10" draw:style-name="gr11"><draw:custom-shape draw:name="Forme1" draw:style-name="gr17" draw:text-style-name="P6" svg:width="3.733cm" svg:height="1.116cm" svg:x="1.243cm" svg:y="8.546cm"><text:p/><draw:enhanced-geometry svg:viewBox="0 0 21600 21600" draw:type="rectangle" draw:enhanced-path="M 0 0 L 21600 0 21600 21600 0 21600 0 0 Z N"/></draw:custom-shape><draw:frame draw:name="Forme2" draw:style-name="gr18" draw:text-style-name="P10" svg:width="3.387cm" svg:height="0.752cm" svg:x="1.416cm" svg:y="8.756cm"><draw:text-box><text:p><text:span text:style-name="T1">IP :</text:span></text:p><text:p><text:span text:style-name="T1">MAC :</text:span></text:p></draw:text-box></draw:frame><draw:frame draw:name="Forme3" draw:style-name="gr19" draw:text-style-name="P9" svg:width="0.636cm" svg:height="0.636cm" svg:x="0.437cm" svg:y="8.775cm"><draw:text-box><text:p text:style-name="P8">5</text:p></draw:text-box></draw:frame></draw:g><draw:g text:anchor-type="paragraph" draw:z-index="11" draw:style-name="gr11"><draw:custom-shape draw:name="Forme1" draw:style-name="gr17" draw:text-style-name="P6" svg:width="3.733cm" svg:height="1.116cm" svg:x="1.245cm" svg:y="9.832cm"><text:p/><draw:enhanced-geometry svg:viewBox="0 0 21600 21600" draw:type="rectangle" draw:enhanced-path="M 0 0 L 21600 0 21600 21600 0 21600 0 0 Z N"/></draw:custom-shape><draw:frame draw:name="Forme2" draw:style-name="gr18" draw:text-style-name="P10" svg:width="3.387cm" svg:height="0.752cm" svg:x="1.418cm" svg:y="10.044cm"><draw:text-box><text:p><text:span text:style-name="T1">IP :</text:span></text:p><text:p><text:span text:style-name="T1">MAC :</text:span></text:p></draw:text-box></draw:frame><draw:frame draw:name="Forme3" draw:style-name="gr19" draw:text-style-name="P9" svg:width="0.636cm" svg:height="0.636cm" svg:x="0.437cm" svg:y="10.063cm"><draw:text-box><text:p text:style-name="P8">6</text:p></draw:text-box></draw:frame></draw:g><draw:g text:anchor-type="paragraph" draw:z-index="12" draw:style-name="gr11"><draw:custom-shape draw:name="Forme1" draw:style-name="gr17" draw:text-style-name="P6" svg:width="3.733cm" svg:height="1.116cm" svg:x="1.243cm" svg:y="11.18cm"><text:p/><draw:enhanced-geometry svg:viewBox="0 0 21600 21600" draw:type="rectangle" draw:enhanced-path="M 0 0 L 21600 0 21600 21600 0 21600 0 0 Z N"/></draw:custom-shape><draw:frame draw:name="Forme2" draw:style-name="gr18" draw:text-style-name="P10" svg:width="3.387cm" svg:height="0.752cm" svg:x="1.416cm" svg:y="11.392cm"><draw:text-box><text:p><text:span text:style-name="T1">IP :</text:span></text:p><text:p><text:span text:style-name="T1">MAC :</text:span></text:p></draw:text-box></draw:frame><draw:frame draw:name="Forme3" draw:style-name="gr19" draw:text-style-name="P9" svg:width="0.636cm" svg:height="0.636cm" svg:x="0.437cm" svg:y="11.411cm"><draw:text-box><text:p text:style-name="P8">7</text:p></draw:text-box></draw:frame></draw:g><draw:g text:anchor-type="paragraph" draw:z-index="13" draw:style-name="gr11"><draw:custom-shape draw:name="Forme1" draw:style-name="gr17" draw:text-style-name="P6" svg:width="3.733cm" svg:height="1.116cm" svg:x="1.243cm" svg:y="12.488cm"><text:p/><draw:enhanced-geometry svg:viewBox="0 0 21600 21600" draw:type="rectangle" draw:enhanced-path="M 0 0 L 21600 0 21600 21600 0 21600 0 0 Z N"/></draw:custom-shape><draw:frame draw:name="Forme2" draw:style-name="gr18" draw:text-style-name="P10" svg:width="3.387cm" svg:height="0.752cm" svg:x="1.416cm" svg:y="12.7cm"><draw:text-box><text:p><text:span text:style-name="T1">IP :</text:span></text:p><text:p><text:span text:style-name="T1">MAC :</text:span></text:p></draw:text-box></draw:frame><draw:frame draw:name="Forme3" draw:style-name="gr19" draw:text-style-name="P9" svg:width="0.636cm" svg:height="0.636cm" svg:x="0.437cm" svg:y="12.719cm"><draw:text-box><text:p text:style-name="P8">8</text:p></draw:text-box></draw:frame></draw:g><draw:g text:anchor-type="paragraph" draw:z-index="14" draw:style-name="gr11"><draw:custom-shape draw:name="Forme1" draw:style-name="gr17" draw:text-style-name="P6" svg:width="3.733cm" svg:height="1.116cm" svg:x="1.224cm" svg:y="13.836cm"><text:p/><draw:enhanced-geometry svg:viewBox="0 0 21600 21600" draw:type="rectangle" draw:enhanced-path="M 0 0 L 21600 0 21600 21600 0 21600 0 0 Z N"/></draw:custom-shape><draw:frame draw:name="Forme2" draw:style-name="gr18" draw:text-style-name="P10" svg:width="3.387cm" svg:height="0.752cm" svg:x="1.397cm" svg:y="14.048cm"><draw:text-box><text:p><text:span text:style-name="T1">IP :</text:span></text:p><text:p><text:span text:style-name="T1">MAC :</text:span></text:p></draw:text-box></draw:frame><draw:frame draw:name="Forme3" draw:style-name="gr19" draw:text-style-name="P9" svg:width="0.636cm" svg:height="0.636cm" svg:x="0.416cm" svg:y="14.067cm"><draw:text-box><text:p text:style-name="P8">9</text:p></draw:text-box></draw:frame></draw:g><draw:g text:anchor-type="paragraph" draw:z-index="15" draw:style-name="gr11"><draw:custom-shape draw:name="Forme1" draw:style-name="gr20" draw:text-style-name="P11" svg:width="5.733cm" svg:height="0.904cm" svg:x="8.968cm" svg:y="4.584cm"><text:p/><draw:enhanced-geometry svg:viewBox="0 0 21600 21600" draw:type="rectangle" draw:enhanced-path="M 0 0 L 21600 0 21600 21600 0 21600 0 0 Z N"/></draw:custom-shape><draw:custom-shape draw:name="Forme2" draw:style-name="gr21" draw:text-style-name="P12" svg:width="0.274cm" svg:height="0.274cm" svg:x="9.236cm" svg:y="4.732cm"><text:p/><draw:enhanced-geometry svg:viewBox="0 0 21600 21600" draw:type="rectangle" draw:enhanced-path="M 0 0 L 21600 0 21600 21600 0 21600 0 0 Z N"/></draw:custom-shape><draw:custom-shape draw:name="Forme2" draw:style-name="gr22" draw:text-style-name="P12" svg:width="0.276cm" svg:height="0.274cm" svg:x="9.569cm" svg:y="4.732cm"><text:p/><draw:enhanced-geometry svg:viewBox="0 0 21600 21600" draw:type="rectangle" draw:enhanced-path="M 0 0 L 21600 0 21600 21600 0 21600 0 0 Z N"/></draw:custom-shape><draw:custom-shape draw:name="Forme2" draw:style-name="gr21" draw:text-style-name="P12" svg:width="0.274cm" svg:height="0.274cm" svg:x="9.921cm" svg:y="4.732cm"><text:p/><draw:enhanced-geometry svg:viewBox="0 0 21600 21600" draw:type="rectangle" draw:enhanced-path="M 0 0 L 21600 0 21600 21600 0 21600 0 0 Z N"/></draw:custom-shape><draw:custom-shape draw:name="Forme2" draw:style-name="gr21" draw:text-style-name="P12" svg:width="0.274cm" svg:height="0.274cm" svg:x="10.261cm" svg:y="4.732cm"><text:p/><draw:enhanced-geometry svg:viewBox="0 0 21600 21600" draw:type="rectangle" draw:enhanced-path="M 0 0 L 21600 0 21600 21600 0 21600 0 0 Z N"/></draw:custom-shape><draw:custom-shape draw:name="Forme2" draw:style-name="gr21" draw:text-style-name="P12" svg:width="0.274cm" svg:height="0.274cm" svg:x="10.605cm" svg:y="4.732cm"><text:p/><draw:enhanced-geometry svg:viewBox="0 0 21600 21600" draw:type="rectangle" draw:enhanced-path="M 0 0 L 21600 0 21600 21600 0 21600 0 0 Z N"/></draw:custom-shape><draw:custom-shape draw:name="Forme2" draw:style-name="gr21" draw:text-style-name="P12" svg:width="0.274cm" svg:height="0.274cm" svg:x="10.951cm" svg:y="4.732cm"><text:p/><draw:enhanced-geometry svg:viewBox="0 0 21600 21600" draw:type="rectangle" draw:enhanced-path="M 0 0 L 21600 0 21600 21600 0 21600 0 0 Z N"/></draw:custom-shape><draw:custom-shape draw:name="Forme2" draw:style-name="gr23" draw:text-style-name="P13" svg:width="0.274cm" svg:height="0.274cm" svg:x="11.288cm" svg:y="4.732cm"><text:p/><draw:enhanced-geometry svg:viewBox="0 0 21600 21600" draw:type="rectangle" draw:enhanced-path="M 0 0 L 21600 0 21600 21600 0 21600 0 0 Z N"/></draw:custom-shape><draw:custom-shape draw:name="Forme2" draw:style-name="gr21" draw:text-style-name="P12" svg:width="0.274cm" svg:height="0.274cm" svg:x="11.633cm" svg:y="4.732cm"><text:p/><draw:enhanced-geometry svg:viewBox="0 0 21600 21600" draw:type="rectangle" draw:enhanced-path="M 0 0 L 21600 0 21600 21600 0 21600 0 0 Z N"/></draw:custom-shape><draw:custom-shape draw:name="Forme2" draw:style-name="gr23" draw:text-style-name="P13" svg:width="0.274cm" svg:height="0.274cm" svg:x="11.979cm" svg:y="4.732cm"><text:p/><draw:enhanced-geometry svg:viewBox="0 0 21600 21600" draw:type="rectangle" draw:enhanced-path="M 0 0 L 21600 0 21600 21600 0 21600 0 0 Z N"/></draw:custom-shape><draw:custom-shape draw:name="Forme2" draw:style-name="gr22" draw:text-style-name="P12" svg:width="0.276cm" svg:height="0.274cm" svg:x="12.318cm" svg:y="4.732cm"><text:p/><draw:enhanced-geometry svg:viewBox="0 0 21600 21600" draw:type="rectangle" draw:enhanced-path="M 0 0 L 21600 0 21600 21600 0 21600 0 0 Z N"/></draw:custom-shape><draw:custom-shape draw:name="Forme2" draw:style-name="gr22" draw:text-style-name="P12" svg:width="0.276cm" svg:height="0.274cm" svg:x="12.663cm" svg:y="4.732cm"><text:p/><draw:enhanced-geometry svg:viewBox="0 0 21600 21600" draw:type="rectangle" draw:enhanced-path="M 0 0 L 21600 0 21600 21600 0 21600 0 0 Z N"/></draw:custom-shape><draw:custom-shape draw:name="Forme2" draw:style-name="gr23" draw:text-style-name="P13" svg:width="0.274cm" svg:height="0.274cm" svg:x="13cm" svg:y="4.732cm"><text:p/><draw:enhanced-geometry svg:viewBox="0 0 21600 21600" draw:type="rectangle" draw:enhanced-path="M 0 0 L 21600 0 21600 21600 0 21600 0 0 Z N"/></draw:custom-shape><draw:custom-shape draw:name="Forme2" draw:style-name="gr24" draw:text-style-name="P13" svg:width="0.274cm" svg:height="0.276cm" svg:x="9.236cm" svg:y="5.101cm"><text:p/><draw:enhanced-geometry svg:viewBox="0 0 21600 21600" draw:type="rectangle" draw:enhanced-path="M 0 0 L 21600 0 21600 21600 0 21600 0 0 Z N"/></draw:custom-shape><draw:custom-shape draw:name="Forme2" draw:style-name="gr25" draw:text-style-name="P13" svg:width="0.276cm" svg:height="0.276cm" svg:x="9.569cm" svg:y="5.101cm"><text:p/><draw:enhanced-geometry svg:viewBox="0 0 21600 21600" draw:type="rectangle" draw:enhanced-path="M 0 0 L 21600 0 21600 21600 0 21600 0 0 Z N"/></draw:custom-shape><draw:custom-shape draw:name="Forme2" draw:style-name="gr24" draw:text-style-name="P13" svg:width="0.274cm" svg:height="0.276cm" svg:x="9.921cm" svg:y="5.101cm"><text:p/><draw:enhanced-geometry svg:viewBox="0 0 21600 21600" draw:type="rectangle" draw:enhanced-path="M 0 0 L 21600 0 21600 21600 0 21600 0 0 Z N"/></draw:custom-shape><draw:custom-shape draw:name="Forme2" draw:style-name="gr24" draw:text-style-name="P13" svg:width="0.274cm" svg:height="0.276cm" svg:x="10.261cm" svg:y="5.101cm"><text:p/><draw:enhanced-geometry svg:viewBox="0 0 21600 21600" draw:type="rectangle" draw:enhanced-path="M 0 0 L 21600 0 21600 21600 0 21600 0 0 Z N"/></draw:custom-shape><draw:custom-shape draw:name="Forme2" draw:style-name="gr24" draw:text-style-name="P13" svg:width="0.274cm" svg:height="0.276cm" svg:x="10.605cm" svg:y="5.101cm"><text:p/><draw:enhanced-geometry svg:viewBox="0 0 21600 21600" draw:type="rectangle" draw:enhanced-path="M 0 0 L 21600 0 21600 21600 0 21600 0 0 Z N"/></draw:custom-shape><draw:custom-shape draw:name="Forme2" draw:style-name="gr24" draw:text-style-name="P13" svg:width="0.274cm" svg:height="0.276cm" svg:x="10.951cm" svg:y="5.101cm"><text:p/><draw:enhanced-geometry svg:viewBox="0 0 21600 21600" draw:type="rectangle" draw:enhanced-path="M 0 0 L 21600 0 21600 21600 0 21600 0 0 Z N"/></draw:custom-shape><draw:custom-shape draw:name="Forme2" draw:style-name="gr24" draw:text-style-name="P13" svg:width="0.274cm" svg:height="0.276cm" svg:x="11.288cm" svg:y="5.101cm"><text:p/><draw:enhanced-geometry svg:viewBox="0 0 21600 21600" draw:type="rectangle" draw:enhanced-path="M 0 0 L 21600 0 21600 21600 0 21600 0 0 Z N"/></draw:custom-shape><draw:custom-shape draw:name="Forme2" draw:style-name="gr24" draw:text-style-name="P13" svg:width="0.274cm" svg:height="0.276cm" svg:x="11.633cm" svg:y="5.101cm"><text:p/><draw:enhanced-geometry svg:viewBox="0 0 21600 21600" draw:type="rectangle" draw:enhanced-path="M 0 0 L 21600 0 21600 21600 0 21600 0 0 Z N"/></draw:custom-shape><draw:custom-shape draw:name="Forme2" draw:style-name="gr24" draw:text-style-name="P13" svg:width="0.274cm" svg:height="0.276cm" svg:x="11.979cm" svg:y="5.101cm"><text:p/><draw:enhanced-geometry svg:viewBox="0 0 21600 21600" draw:type="rectangle" draw:enhanced-path="M 0 0 L 21600 0 21600 21600 0 21600 0 0 Z N"/></draw:custom-shape><draw:custom-shape draw:name="Forme2" draw:style-name="gr25" draw:text-style-name="P13" svg:width="0.276cm" svg:height="0.276cm" svg:x="12.318cm" svg:y="5.101cm"><text:p/><draw:enhanced-geometry svg:viewBox="0 0 21600 21600" draw:type="rectangle" draw:enhanced-path="M 0 0 L 21600 0 21600 21600 0 21600 0 0 Z N"/></draw:custom-shape><draw:custom-shape draw:name="Forme2" draw:style-name="gr25" draw:text-style-name="P13" svg:width="0.276cm" svg:height="0.276cm" svg:x="12.663cm" svg:y="5.101cm"><text:p/><draw:enhanced-geometry svg:viewBox="0 0 21600 21600" draw:type="rectangle" draw:enhanced-path="M 0 0 L 21600 0 21600 21600 0 21600 0 0 Z N"/></draw:custom-shape><draw:custom-shape draw:name="Forme2" draw:style-name="gr24" draw:text-style-name="P13" svg:width="0.274cm" svg:height="0.276cm" svg:x="13cm" svg:y="5.101cm"><text:p/><draw:enhanced-geometry svg:viewBox="0 0 21600 21600" draw:type="rectangle" draw:enhanced-path="M 0 0 L 21600 0 21600 21600 0 21600 0 0 Z N"/></draw:custom-shape></draw:g><draw:g text:anchor-type="paragraph" draw:z-index="16" draw:style-name="gr11"><draw:line draw:name="Forme1" draw:style-name="gr14" draw:text-style-name="P8" svg:x1="4.997cm" svg:y1="5.08cm" svg:x2="6.763cm" svg:y2="5.073cm"><text:p/></draw:line><draw:line draw:name="Forme1" draw:style-name="gr14" draw:text-style-name="P8" svg:x1="4.997cm" svg:y1="6.487cm" svg:x2="6.867cm" svg:y2="6.483cm"><text:p/></draw:line><draw:line draw:name="Forme1" draw:style-name="gr14" draw:text-style-name="P8" svg:x1="4.978cm" svg:y1="7.775cm" svg:x2="6.961cm" svg:y2="7.775cm"><text:p/></draw:line><draw:line draw:name="Forme1" draw:style-name="gr14" draw:text-style-name="P8" svg:x1="4.978cm" svg:y1="9.082cm" svg:x2="7.052cm" svg:y2="9.068cm"><text:p/></draw:line><draw:line draw:name="Forme1" draw:style-name="gr14" draw:text-style-name="P8" svg:x1="4.98cm" svg:y1="10.354cm" svg:x2="7.153cm" svg:y2="10.365cm"><text:p/></draw:line><draw:line draw:name="Forme1" draw:style-name="gr14" draw:text-style-name="P8" svg:x1="4.978cm" svg:y1="11.781cm" svg:x2="7.25cm" svg:y2="11.772cm"><text:p/></draw:line><draw:line draw:name="Forme1" draw:style-name="gr14" draw:text-style-name="P8" svg:x1="4.978cm" svg:y1="13.071cm" svg:x2="7.326cm" svg:y2="13.071cm"><text:p/></draw:line><draw:line draw:name="Forme1" draw:style-name="gr14" draw:text-style-name="P8" svg:x1="4.957cm" svg:y1="14.397cm" svg:x2="7.441cm" svg:y2="14.378cm"><text:p/></draw:line><draw:line draw:name="Forme2" draw:style-name="gr14" draw:text-style-name="P8" svg:x1="7.442cm" svg:y1="14.376cm" svg:x2="7.442cm" svg:y2="4.429cm"><text:p/></draw:line><draw:line draw:name="Forme3" draw:style-name="gr14" draw:text-style-name="P8" svg:x1="7.345cm" svg:y1="4.313cm" svg:x2="7.345cm" svg:y2="13.069cm"><text:p/></draw:line><draw:line draw:name="Forme5" draw:style-name="gr14" draw:text-style-name="P13" svg:x1="7.25cm" svg:y1="4.207cm" svg:x2="7.25cm" svg:y2="11.771cm"><text:p/></draw:line><draw:line draw:name="Forme5" draw:style-name="gr14" draw:text-style-name="P8" svg:x1="7.153cm" svg:y1="4.11cm" svg:x2="7.153cm" svg:y2="10.365cm"><text:p/></draw:line><draw:line draw:name="Forme4" draw:style-name="gr14" draw:text-style-name="P8" svg:x1="7.052cm" svg:y1="9.07cm" svg:x2="7.052cm" svg:y2="4.025cm"><text:p/></draw:line><draw:line draw:name="Forme6" draw:style-name="gr14" draw:text-style-name="P8" svg:x1="6.959cm" svg:y1="7.775cm" svg:x2="6.959cm" svg:y2="3.93cm"><text:p/></draw:line><draw:line draw:name="Forme7" draw:style-name="gr14" draw:text-style-name="P8" svg:x1="6.867cm" svg:y1="6.482cm" svg:x2="6.867cm" svg:y2="3.826cm"><text:p/></draw:line><draw:line draw:name="Forme8" draw:style-name="gr14" draw:text-style-name="P8" svg:x1="6.763cm" svg:y1="5.073cm" svg:x2="6.763cm" svg:y2="3.711cm"><text:p/></draw:line><draw:line draw:name="Forme9" draw:style-name="gr14" draw:text-style-name="P8" svg:x1="4.997cm" svg:y1="3.595cm" svg:x2="12.878cm" svg:y2="3.595cm"><text:p/></draw:line><draw:line draw:name="Forme10" draw:style-name="gr14" draw:text-style-name="P8" svg:x1="6.763cm" svg:y1="3.711cm" svg:x2="12.469cm" svg:y2="3.711cm"><text:p/></draw:line><draw:line draw:name="Forme11" draw:style-name="gr14" draw:text-style-name="P8" svg:x1="6.867cm" svg:y1="3.826cm" svg:x2="11.818cm" svg:y2="3.826cm"><text:p/></draw:line><draw:line draw:name="Forme12" draw:style-name="gr14" draw:text-style-name="P8" svg:x1="6.959cm" svg:y1="3.93cm" svg:x2="11.155cm" svg:y2="3.93cm"><text:p/></draw:line><draw:line draw:name="Forme13" draw:style-name="gr14" draw:text-style-name="P13" svg:x1="7.052cm" svg:y1="4.025cm" svg:x2="10.811cm" svg:y2="4.025cm"><text:p/></draw:line><draw:line draw:name="Forme14" draw:style-name="gr14" draw:text-style-name="P13" svg:x1="7.153cm" svg:y1="4.11cm" svg:x2="10.474cm" svg:y2="4.11cm"><text:p/></draw:line><draw:line draw:name="Forme15" draw:style-name="gr14" draw:text-style-name="P8" svg:x1="7.25cm" svg:y1="4.207cm" svg:x2="10.086cm" svg:y2="4.207cm"><text:p/></draw:line><draw:line draw:name="Forme16" draw:style-name="gr14" draw:text-style-name="P8" svg:x1="9.762cm" svg:y1="4.313cm" svg:x2="7.345cm" svg:y2="4.313cm"><text:p/></draw:line><draw:line draw:name="Forme17" draw:style-name="gr14" draw:text-style-name="P8" svg:x1="9.384cm" svg:y1="4.429cm" svg:x2="7.442cm" svg:y2="4.429cm"><text:p/></draw:line><draw:line draw:name="Forme2" draw:style-name="gr14" draw:text-style-name="P8" svg:x1="9.384cm" svg:y1="4.429cm" svg:x2="9.384cm" svg:y2="4.874cm"><text:p/></draw:line><draw:line draw:name="Forme3" draw:style-name="gr14" draw:text-style-name="P8" svg:x1="9.76cm" svg:y1="4.313cm" svg:x2="9.76cm" svg:y2="4.853cm"><text:p/></draw:line><draw:line draw:name="Forme4" draw:style-name="gr14" draw:text-style-name="P8" svg:x1="10.086cm" svg:y1="4.207cm" svg:x2="10.086cm" svg:y2="4.842cm"><text:p/></draw:line><draw:line draw:name="Forme5" draw:style-name="gr14" draw:text-style-name="P8" svg:x1="10.474cm" svg:y1="4.11cm" svg:x2="10.474cm" svg:y2="4.831cm"><text:p/></draw:line><draw:line draw:name="Forme18" draw:style-name="gr14" draw:text-style-name="P8" svg:x1="10.811cm" svg:y1="4.025cm" svg:x2="10.811cm" svg:y2="4.854cm"><text:p/></draw:line><draw:line draw:name="Forme19" draw:style-name="gr14" draw:text-style-name="P8" svg:x1="11.157cm" svg:y1="3.93cm" svg:x2="11.157cm" svg:y2="4.831cm"><text:p/></draw:line><draw:line draw:name="Forme20" draw:style-name="gr14" draw:text-style-name="P8" svg:x1="11.818cm" svg:y1="3.826cm" svg:x2="11.818cm" svg:y2="4.853cm"><text:p/></draw:line><draw:line draw:name="Forme21" draw:style-name="gr14" draw:text-style-name="P8" svg:x1="12.49cm" svg:y1="3.711cm" svg:x2="12.49cm" svg:y2="4.852cm"><text:p/></draw:line><draw:line draw:name="Forme22" draw:style-name="gr14" draw:text-style-name="P8" svg:x1="12.878cm" svg:y1="3.595cm" svg:x2="12.878cm" svg:y2="4.831cm"><text:p/></draw:line></draw:g><draw:custom-shape text:anchor-type="paragraph" draw:z-index="17" draw:name="Forme3" draw:style-name="gr26" draw:text-style-name="P14" svg:width="0.244cm" svg:height="0.244cm" svg:x="13.776cm" svg:y="4.932cm"><text:p/><draw:enhanced-geometry svg:viewBox="0 0 21600 21600" draw:type="rectangle" draw:enhanced-path="M 0 0 L 21600 0 21600 21600 0 21600 0 0 Z N"/></draw:custom-shape><draw:custom-shape text:anchor-type="paragraph" draw:z-index="18" draw:name="Forme3" draw:style-name="gr26" draw:text-style-name="P14" svg:width="0.244cm" svg:height="0.244cm" svg:x="14.123cm" svg:y="4.932cm"><text:p/><draw:enhanced-geometry svg:viewBox="0 0 21600 21600" draw:type="rectangle" draw:enhanced-path="M 0 0 L 21600 0 21600 21600 0 21600 0 0 Z N"/></draw:custom-shape><draw:g text:anchor-type="paragraph" draw:z-index="19" draw:style-name="gr11"><draw:g draw:style-name="gr27"><draw:custom-shape draw:name="Forme1" draw:style-name="gr20" draw:text-style-name="P11" svg:width="5.733cm" svg:height="0.904cm" svg:x="8.982cm" svg:y="5.625cm"><text:p/><draw:enhanced-geometry svg:viewBox="0 0 21600 21600" draw:type="rectangle" draw:enhanced-path="M 0 0 L 21600 0 21600 21600 0 21600 0 0 Z N"/></draw:custom-shape><draw:custom-shape draw:name="Forme2" draw:style-name="gr28" draw:text-style-name="P15" svg:width="0.274cm" svg:height="0.274cm" svg:x="9.25cm" svg:y="5.771cm"><text:p/><draw:enhanced-geometry svg:viewBox="0 0 21600 21600" draw:type="rectangle" draw:enhanced-path="M 0 0 L 21600 0 21600 21600 0 21600 0 0 Z N"/></draw:custom-shape><draw:custom-shape draw:name="Forme2" draw:style-name="gr22" draw:text-style-name="P12" svg:width="0.276cm" svg:height="0.274cm" svg:x="9.583cm" svg:y="5.771cm"><text:p/><draw:enhanced-geometry svg:viewBox="0 0 21600 21600" draw:type="rectangle" draw:enhanced-path="M 0 0 L 21600 0 21600 21600 0 21600 0 0 Z N"/></draw:custom-shape><draw:custom-shape draw:name="Forme2" draw:style-name="gr28" draw:text-style-name="P15" svg:width="0.274cm" svg:height="0.274cm" svg:x="9.935cm" svg:y="5.771cm"><text:p/><draw:enhanced-geometry svg:viewBox="0 0 21600 21600" draw:type="rectangle" draw:enhanced-path="M 0 0 L 21600 0 21600 21600 0 21600 0 0 Z N"/></draw:custom-shape><draw:custom-shape draw:name="Forme2" draw:style-name="gr28" draw:text-style-name="P15" svg:width="0.274cm" svg:height="0.274cm" svg:x="10.277cm" svg:y="5.771cm"><text:p/><draw:enhanced-geometry svg:viewBox="0 0 21600 21600" draw:type="rectangle" draw:enhanced-path="M 0 0 L 21600 0 21600 21600 0 21600 0 0 Z N"/></draw:custom-shape><draw:custom-shape draw:name="Forme2" draw:style-name="gr28" draw:text-style-name="P15" svg:width="0.274cm" svg:height="0.274cm" svg:x="10.619cm" svg:y="5.771cm"><text:p/><draw:enhanced-geometry svg:viewBox="0 0 21600 21600" draw:type="rectangle" draw:enhanced-path="M 0 0 L 21600 0 21600 21600 0 21600 0 0 Z N"/></draw:custom-shape><draw:custom-shape draw:name="Forme2" draw:style-name="gr28" draw:text-style-name="P15" svg:width="0.274cm" svg:height="0.274cm" svg:x="10.965cm" svg:y="5.771cm"><text:p/><draw:enhanced-geometry svg:viewBox="0 0 21600 21600" draw:type="rectangle" draw:enhanced-path="M 0 0 L 21600 0 21600 21600 0 21600 0 0 Z N"/></draw:custom-shape><draw:custom-shape draw:name="Forme2" draw:style-name="gr21" draw:text-style-name="P12" svg:width="0.274cm" svg:height="0.274cm" svg:x="11.302cm" svg:y="5.771cm"><text:p/><draw:enhanced-geometry svg:viewBox="0 0 21600 21600" draw:type="rectangle" draw:enhanced-path="M 0 0 L 21600 0 21600 21600 0 21600 0 0 Z N"/></draw:custom-shape><draw:custom-shape draw:name="Forme2" draw:style-name="gr28" draw:text-style-name="P15" svg:width="0.274cm" svg:height="0.274cm" svg:x="11.647cm" svg:y="5.771cm"><text:p/><draw:enhanced-geometry svg:viewBox="0 0 21600 21600" draw:type="rectangle" draw:enhanced-path="M 0 0 L 21600 0 21600 21600 0 21600 0 0 Z N"/></draw:custom-shape><draw:custom-shape draw:name="Forme2" draw:style-name="gr23" draw:text-style-name="P13" svg:width="0.274cm" svg:height="0.274cm" svg:x="11.995cm" svg:y="5.771cm"><text:p/><draw:enhanced-geometry svg:viewBox="0 0 21600 21600" draw:type="rectangle" draw:enhanced-path="M 0 0 L 21600 0 21600 21600 0 21600 0 0 Z N"/></draw:custom-shape><draw:custom-shape draw:name="Forme2" draw:style-name="gr29" draw:text-style-name="P15" svg:width="0.276cm" svg:height="0.274cm" svg:x="12.332cm" svg:y="5.771cm"><text:p/><draw:enhanced-geometry svg:viewBox="0 0 21600 21600" draw:type="rectangle" draw:enhanced-path="M 0 0 L 21600 0 21600 21600 0 21600 0 0 Z N"/></draw:custom-shape><draw:custom-shape draw:name="Forme2" draw:style-name="gr29" draw:text-style-name="P15" svg:width="0.276cm" svg:height="0.274cm" svg:x="12.677cm" svg:y="5.771cm"><text:p/><draw:enhanced-geometry svg:viewBox="0 0 21600 21600" draw:type="rectangle" draw:enhanced-path="M 0 0 L 21600 0 21600 21600 0 21600 0 0 Z N"/></draw:custom-shape><draw:custom-shape draw:name="Forme2" draw:style-name="gr23" draw:text-style-name="P13" svg:width="0.274cm" svg:height="0.274cm" svg:x="13.014cm" svg:y="5.771cm"><text:p/><draw:enhanced-geometry svg:viewBox="0 0 21600 21600" draw:type="rectangle" draw:enhanced-path="M 0 0 L 21600 0 21600 21600 0 21600 0 0 Z N"/></draw:custom-shape><draw:custom-shape draw:name="Forme2" draw:style-name="gr24" draw:text-style-name="P13" svg:width="0.274cm" svg:height="0.276cm" svg:x="9.25cm" svg:y="6.14cm"><text:p/><draw:enhanced-geometry svg:viewBox="0 0 21600 21600" draw:type="rectangle" draw:enhanced-path="M 0 0 L 21600 0 21600 21600 0 21600 0 0 Z N"/></draw:custom-shape><draw:custom-shape draw:name="Forme2" draw:style-name="gr25" draw:text-style-name="P13" svg:width="0.276cm" svg:height="0.276cm" svg:x="9.583cm" svg:y="6.14cm"><text:p/><draw:enhanced-geometry svg:viewBox="0 0 21600 21600" draw:type="rectangle" draw:enhanced-path="M 0 0 L 21600 0 21600 21600 0 21600 0 0 Z N"/></draw:custom-shape><draw:custom-shape draw:name="Forme2" draw:style-name="gr24" draw:text-style-name="P13" svg:width="0.274cm" svg:height="0.276cm" svg:x="9.935cm" svg:y="6.14cm"><text:p/><draw:enhanced-geometry svg:viewBox="0 0 21600 21600" draw:type="rectangle" draw:enhanced-path="M 0 0 L 21600 0 21600 21600 0 21600 0 0 Z N"/></draw:custom-shape><draw:custom-shape draw:name="Forme2" draw:style-name="gr30" draw:text-style-name="P12" svg:width="0.274cm" svg:height="0.276cm" svg:x="10.277cm" svg:y="6.14cm"><text:p/><draw:enhanced-geometry svg:viewBox="0 0 21600 21600" draw:mirror-horizontal="false" draw:mirror-vertical="false" draw:type="rectangle" draw:enhanced-path="M 0 0 L 21600 0 21600 21600 0 21600 0 0 Z N"/></draw:custom-shape><draw:custom-shape draw:name="Forme2" draw:style-name="gr24" draw:text-style-name="P13" svg:width="0.274cm" svg:height="0.276cm" svg:x="10.619cm" svg:y="6.14cm"><text:p/><draw:enhanced-geometry svg:viewBox="0 0 21600 21600" draw:type="rectangle" draw:enhanced-path="M 0 0 L 21600 0 21600 21600 0 21600 0 0 Z N"/></draw:custom-shape><draw:custom-shape draw:name="Forme2" draw:style-name="gr24" draw:text-style-name="P13" svg:width="0.274cm" svg:height="0.276cm" svg:x="10.965cm" svg:y="6.14cm"><text:p/><draw:enhanced-geometry svg:viewBox="0 0 21600 21600" draw:type="rectangle" draw:enhanced-path="M 0 0 L 21600 0 21600 21600 0 21600 0 0 Z N"/></draw:custom-shape><draw:custom-shape draw:name="Forme2" draw:style-name="gr24" draw:text-style-name="P13" svg:width="0.274cm" svg:height="0.276cm" svg:x="11.302cm" svg:y="6.14cm"><text:p/><draw:enhanced-geometry svg:viewBox="0 0 21600 21600" draw:type="rectangle" draw:enhanced-path="M 0 0 L 21600 0 21600 21600 0 21600 0 0 Z N"/></draw:custom-shape><draw:custom-shape draw:name="Forme2" draw:style-name="gr24" draw:text-style-name="P13" svg:width="0.274cm" svg:height="0.276cm" svg:x="11.647cm" svg:y="6.14cm"><text:p/><draw:enhanced-geometry svg:viewBox="0 0 21600 21600" draw:type="rectangle" draw:enhanced-path="M 0 0 L 21600 0 21600 21600 0 21600 0 0 Z N"/></draw:custom-shape><draw:custom-shape draw:name="Forme2" draw:style-name="gr24" draw:text-style-name="P13" svg:width="0.274cm" svg:height="0.276cm" svg:x="11.995cm" svg:y="6.14cm"><text:p/><draw:enhanced-geometry svg:viewBox="0 0 21600 21600" draw:type="rectangle" draw:enhanced-path="M 0 0 L 21600 0 21600 21600 0 21600 0 0 Z N"/></draw:custom-shape><draw:custom-shape draw:name="Forme2" draw:style-name="gr25" draw:text-style-name="P13" svg:width="0.276cm" svg:height="0.276cm" svg:x="12.332cm" svg:y="6.14cm"><text:p/><draw:enhanced-geometry svg:viewBox="0 0 21600 21600" draw:type="rectangle" draw:enhanced-path="M 0 0 L 21600 0 21600 21600 0 21600 0 0 Z N"/></draw:custom-shape><draw:custom-shape draw:name="Forme2" draw:style-name="gr31" draw:text-style-name="P15" svg:width="0.276cm" svg:height="0.276cm" svg:x="12.677cm" svg:y="6.14cm"><text:p/><draw:enhanced-geometry svg:viewBox="0 0 21600 21600" draw:type="rectangle" draw:enhanced-path="M 0 0 L 21600 0 21600 21600 0 21600 0 0 Z N"/></draw:custom-shape><draw:custom-shape draw:name="Forme2" draw:style-name="gr24" draw:text-style-name="P13" svg:width="0.274cm" svg:height="0.276cm" svg:x="13.014cm" svg:y="6.14cm"><text:p/><draw:enhanced-geometry svg:viewBox="0 0 21600 21600" draw:type="rectangle" draw:enhanced-path="M 0 0 L 21600 0 21600 21600 0 21600 0 0 Z N"/></draw:custom-shape></draw:g><draw:custom-shape draw:name="Forme3" draw:style-name="gr32" draw:text-style-name="P14" svg:width="0.244cm" svg:height="0.244cm" svg:x="13.752cm" svg:y="5.932cm"><text:p/><draw:enhanced-geometry svg:viewBox="0 0 21600 21600" draw:type="rectangle" draw:enhanced-path="M 0 0 L 21600 0 21600 21600 0 21600 0 0 Z N"/></draw:custom-shape><draw:custom-shape draw:name="Forme3" draw:style-name="gr32" draw:text-style-name="P14" svg:width="0.244cm" svg:height="0.244cm" svg:x="14.11cm" svg:y="5.932cm"><text:p/><draw:enhanced-geometry svg:viewBox="0 0 21600 21600" draw:type="rectangle" draw:enhanced-path="M 0 0 L 21600 0 21600 21600 0 21600 0 0 Z N"/></draw:custom-shape></draw:g><draw:line text:anchor-type="paragraph" draw:z-index="20" draw:name="Forme2" draw:style-name="gr33" draw:text-style-name="P8" svg:x1="13.892cm" svg:y1="5.073cm" svg:x2="14.239cm" svg:y2="6.075cm"><text:p/></draw:line><draw:g text:anchor-type="paragraph" draw:z-index="21" draw:style-name="gr11"><draw:g draw:style-name="gr27"><draw:custom-shape draw:name="Forme1" draw:style-name="gr20" draw:text-style-name="P11" svg:width="5.733cm" svg:height="0.904cm" svg:x="8.982cm" svg:y="6.675cm"><text:p/><draw:enhanced-geometry svg:viewBox="0 0 21600 21600" draw:type="rectangle" draw:enhanced-path="M 0 0 L 21600 0 21600 21600 0 21600 0 0 Z N"/></draw:custom-shape><draw:custom-shape draw:name="Forme2" draw:style-name="gr28" draw:text-style-name="P15" svg:width="0.274cm" svg:height="0.274cm" svg:x="9.25cm" svg:y="6.823cm"><text:p/><draw:enhanced-geometry svg:viewBox="0 0 21600 21600" draw:type="rectangle" draw:enhanced-path="M 0 0 L 21600 0 21600 21600 0 21600 0 0 Z N"/></draw:custom-shape><draw:custom-shape draw:name="Forme2" draw:style-name="gr29" draw:text-style-name="P15" svg:width="0.276cm" svg:height="0.274cm" svg:x="9.583cm" svg:y="6.823cm"><text:p/><draw:enhanced-geometry svg:viewBox="0 0 21600 21600" draw:type="rectangle" draw:enhanced-path="M 0 0 L 21600 0 21600 21600 0 21600 0 0 Z N"/></draw:custom-shape><draw:custom-shape draw:name="Forme2" draw:style-name="gr28" draw:text-style-name="P15" svg:width="0.274cm" svg:height="0.274cm" svg:x="9.935cm" svg:y="6.823cm"><text:p/><draw:enhanced-geometry svg:viewBox="0 0 21600 21600" draw:type="rectangle" draw:enhanced-path="M 0 0 L 21600 0 21600 21600 0 21600 0 0 Z N"/></draw:custom-shape><draw:custom-shape draw:name="Forme2" draw:style-name="gr28" draw:text-style-name="P15" svg:width="0.274cm" svg:height="0.274cm" svg:x="10.277cm" svg:y="6.823cm"><text:p/><draw:enhanced-geometry svg:viewBox="0 0 21600 21600" draw:type="rectangle" draw:enhanced-path="M 0 0 L 21600 0 21600 21600 0 21600 0 0 Z N"/></draw:custom-shape><draw:custom-shape draw:name="Forme2" draw:style-name="gr28" draw:text-style-name="P15" svg:width="0.274cm" svg:height="0.274cm" svg:x="10.619cm" svg:y="6.823cm"><text:p/><draw:enhanced-geometry svg:viewBox="0 0 21600 21600" draw:type="rectangle" draw:enhanced-path="M 0 0 L 21600 0 21600 21600 0 21600 0 0 Z N"/></draw:custom-shape><draw:custom-shape draw:name="Forme2" draw:style-name="gr28" draw:text-style-name="P15" svg:width="0.274cm" svg:height="0.274cm" svg:x="10.965cm" svg:y="6.823cm"><text:p/><draw:enhanced-geometry svg:viewBox="0 0 21600 21600" draw:type="rectangle" draw:enhanced-path="M 0 0 L 21600 0 21600 21600 0 21600 0 0 Z N"/></draw:custom-shape><draw:custom-shape draw:name="Forme2" draw:style-name="gr23" draw:text-style-name="P13" svg:width="0.274cm" svg:height="0.274cm" svg:x="11.302cm" svg:y="6.823cm"><text:p/><draw:enhanced-geometry svg:viewBox="0 0 21600 21600" draw:type="rectangle" draw:enhanced-path="M 0 0 L 21600 0 21600 21600 0 21600 0 0 Z N"/></draw:custom-shape><draw:custom-shape draw:name="Forme2" draw:style-name="gr28" draw:text-style-name="P15" svg:width="0.274cm" svg:height="0.274cm" svg:x="11.647cm" svg:y="6.823cm"><text:p/><draw:enhanced-geometry svg:viewBox="0 0 21600 21600" draw:type="rectangle" draw:enhanced-path="M 0 0 L 21600 0 21600 21600 0 21600 0 0 Z N"/></draw:custom-shape><draw:custom-shape draw:name="Forme2" draw:style-name="gr23" draw:text-style-name="P13" svg:width="0.274cm" svg:height="0.274cm" svg:x="11.995cm" svg:y="6.823cm"><text:p/><draw:enhanced-geometry svg:viewBox="0 0 21600 21600" draw:type="rectangle" draw:enhanced-path="M 0 0 L 21600 0 21600 21600 0 21600 0 0 Z N"/></draw:custom-shape><draw:custom-shape draw:name="Forme2" draw:style-name="gr29" draw:text-style-name="P15" svg:width="0.276cm" svg:height="0.274cm" svg:x="12.332cm" svg:y="6.823cm"><text:p/><draw:enhanced-geometry svg:viewBox="0 0 21600 21600" draw:type="rectangle" draw:enhanced-path="M 0 0 L 21600 0 21600 21600 0 21600 0 0 Z N"/></draw:custom-shape><draw:custom-shape draw:name="Forme2" draw:style-name="gr29" draw:text-style-name="P15" svg:width="0.276cm" svg:height="0.274cm" svg:x="12.677cm" svg:y="6.823cm"><text:p/><draw:enhanced-geometry svg:viewBox="0 0 21600 21600" draw:type="rectangle" draw:enhanced-path="M 0 0 L 21600 0 21600 21600 0 21600 0 0 Z N"/></draw:custom-shape><draw:custom-shape draw:name="Forme2" draw:style-name="gr23" draw:text-style-name="P13" svg:width="0.274cm" svg:height="0.274cm" svg:x="13.014cm" svg:y="6.823cm"><text:p/><draw:enhanced-geometry svg:viewBox="0 0 21600 21600" draw:type="rectangle" draw:enhanced-path="M 0 0 L 21600 0 21600 21600 0 21600 0 0 Z N"/></draw:custom-shape><draw:custom-shape draw:name="Forme2" draw:style-name="gr30" draw:text-style-name="P12" svg:width="0.274cm" svg:height="0.276cm" svg:x="9.25cm" svg:y="7.192cm"><text:p/><draw:enhanced-geometry svg:viewBox="0 0 21600 21600" draw:type="rectangle" draw:enhanced-path="M 0 0 L 21600 0 21600 21600 0 21600 0 0 Z N"/></draw:custom-shape><draw:custom-shape draw:name="Forme2" draw:style-name="gr34" draw:text-style-name="P12" svg:width="0.276cm" svg:height="0.276cm" svg:x="9.583cm" svg:y="7.192cm"><text:p/><draw:enhanced-geometry svg:viewBox="0 0 21600 21600" draw:type="rectangle" draw:enhanced-path="M 0 0 L 21600 0 21600 21600 0 21600 0 0 Z N"/></draw:custom-shape><draw:custom-shape draw:name="Forme2" draw:style-name="gr24" draw:text-style-name="P13" svg:width="0.274cm" svg:height="0.276cm" svg:x="9.935cm" svg:y="7.192cm"><text:p/><draw:enhanced-geometry svg:viewBox="0 0 21600 21600" draw:type="rectangle" draw:enhanced-path="M 0 0 L 21600 0 21600 21600 0 21600 0 0 Z N"/></draw:custom-shape><draw:custom-shape draw:name="Forme2" draw:style-name="gr24" draw:text-style-name="P13" svg:width="0.274cm" svg:height="0.276cm" svg:x="10.277cm" svg:y="7.192cm"><text:p/><draw:enhanced-geometry svg:viewBox="0 0 21600 21600" draw:type="rectangle" draw:enhanced-path="M 0 0 L 21600 0 21600 21600 0 21600 0 0 Z N"/></draw:custom-shape><draw:custom-shape draw:name="Forme2" draw:style-name="gr24" draw:text-style-name="P13" svg:width="0.274cm" svg:height="0.276cm" svg:x="10.619cm" svg:y="7.192cm"><text:p/><draw:enhanced-geometry svg:viewBox="0 0 21600 21600" draw:type="rectangle" draw:enhanced-path="M 0 0 L 21600 0 21600 21600 0 21600 0 0 Z N"/></draw:custom-shape><draw:custom-shape draw:name="Forme2" draw:style-name="gr24" draw:text-style-name="P13" svg:width="0.274cm" svg:height="0.276cm" svg:x="10.965cm" svg:y="7.192cm"><text:p/><draw:enhanced-geometry svg:viewBox="0 0 21600 21600" draw:type="rectangle" draw:enhanced-path="M 0 0 L 21600 0 21600 21600 0 21600 0 0 Z N"/></draw:custom-shape><draw:custom-shape draw:name="Forme2" draw:style-name="gr24" draw:text-style-name="P13" svg:width="0.274cm" svg:height="0.276cm" svg:x="11.302cm" svg:y="7.192cm"><text:p/><draw:enhanced-geometry svg:viewBox="0 0 21600 21600" draw:type="rectangle" draw:enhanced-path="M 0 0 L 21600 0 21600 21600 0 21600 0 0 Z N"/></draw:custom-shape><draw:custom-shape draw:name="Forme2" draw:style-name="gr24" draw:text-style-name="P13" svg:width="0.274cm" svg:height="0.276cm" svg:x="11.647cm" svg:y="7.192cm"><text:p/><draw:enhanced-geometry svg:viewBox="0 0 21600 21600" draw:type="rectangle" draw:enhanced-path="M 0 0 L 21600 0 21600 21600 0 21600 0 0 Z N"/></draw:custom-shape><draw:custom-shape draw:name="Forme2" draw:style-name="gr24" draw:text-style-name="P13" svg:width="0.274cm" svg:height="0.276cm" svg:x="11.995cm" svg:y="7.192cm"><text:p/><draw:enhanced-geometry svg:viewBox="0 0 21600 21600" draw:type="rectangle" draw:enhanced-path="M 0 0 L 21600 0 21600 21600 0 21600 0 0 Z N"/></draw:custom-shape><draw:custom-shape draw:name="Forme2" draw:style-name="gr25" draw:text-style-name="P13" svg:width="0.276cm" svg:height="0.276cm" svg:x="12.332cm" svg:y="7.192cm"><text:p/><draw:enhanced-geometry svg:viewBox="0 0 21600 21600" draw:type="rectangle" draw:enhanced-path="M 0 0 L 21600 0 21600 21600 0 21600 0 0 Z N"/></draw:custom-shape><draw:custom-shape draw:name="Forme2" draw:style-name="gr25" draw:text-style-name="P13" svg:width="0.276cm" svg:height="0.276cm" svg:x="12.677cm" svg:y="7.192cm"><text:p/><draw:enhanced-geometry svg:viewBox="0 0 21600 21600" draw:type="rectangle" draw:enhanced-path="M 0 0 L 21600 0 21600 21600 0 21600 0 0 Z N"/></draw:custom-shape><draw:custom-shape draw:name="Forme2" draw:style-name="gr24" draw:text-style-name="P13" svg:width="0.274cm" svg:height="0.276cm" svg:x="13.014cm" svg:y="7.192cm"><text:p/><draw:enhanced-geometry svg:viewBox="0 0 21600 21600" draw:type="rectangle" draw:enhanced-path="M 0 0 L 21600 0 21600 21600 0 21600 0 0 Z N"/></draw:custom-shape></draw:g><draw:custom-shape draw:name="Forme3" draw:style-name="gr32" draw:text-style-name="P14" svg:width="0.244cm" svg:height="0.244cm" svg:x="13.752cm" svg:y="6.984cm"><text:p/><draw:enhanced-geometry svg:viewBox="0 0 21600 21600" draw:type="rectangle" draw:enhanced-path="M 0 0 L 21600 0 21600 21600 0 21600 0 0 Z N"/></draw:custom-shape><draw:custom-shape draw:name="Forme3" draw:style-name="gr32" draw:text-style-name="P14" svg:width="0.244cm" svg:height="0.244cm" svg:x="14.11cm" svg:y="6.984cm"><text:p/><draw:enhanced-geometry svg:viewBox="0 0 21600 21600" draw:type="rectangle" draw:enhanced-path="M 0 0 L 21600 0 21600 21600 0 21600 0 0 Z N"/></draw:custom-shape></draw:g><draw:line text:anchor-type="paragraph" draw:z-index="22" draw:name="Forme4" draw:style-name="gr33" draw:text-style-name="P8" svg:x1="13.892cm" svg:y1="6.075cm" svg:x2="14.264cm" svg:y2="7.089cm"><text:p/></draw:line><draw:line text:anchor-type="paragraph" draw:z-index="23" draw:name="Forme5" draw:style-name="gr33" draw:text-style-name="P8" svg:x1="13.892cm" svg:y1="7.089cm" svg:x2="15.868cm" svg:y2="8.32cm"><text:p/></draw:line><draw:custom-shape text:anchor-type="paragraph" draw:z-index="24" draw:name="Forme7" draw:style-name="gr35" draw:text-style-name="P7" svg:width="1.246cm" svg:height="0.652cm" svg:x="15.573cm" svg:y="8.322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6" draw:name="Forme12" draw:style-name="gr36" draw:text-style-name="P16" svg:width="1.177cm" svg:height="4.707cm" svg:x="8.544cm" svg:y="8.613cm"><text:p/><draw:enhanced-geometry svg:viewBox="0 0 21600 21600" draw:glue-points="?f7 0 ?f6 ?f1 0 ?f10 ?f6 21600 ?f4 ?f10 21600 ?f9" draw:path-stretchpoint-x="10800" draw:path-stretchpoint-y="10800" draw:text-areas="0 ?f1 ?f4 ?f12" draw:type="cube" draw:modifiers="11149.163879598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27" draw:name="Forme15" draw:style-name="gr37" draw:text-style-name="P3" svg:width="4.779cm" svg:height="0.692cm" svg:x="9.917cm" svg:y="8.83cm"><draw:text-box><text:p text:style-name="P5"><text:span text:style-name="T1">Service :</text:span></text:p></draw:text-box></draw:frame><draw:line text:anchor-type="paragraph" draw:z-index="28" draw:name="Forme16" draw:style-name="gr33" draw:text-style-name="P8" svg:x1="9.698cm" svg:y1="7.357cm" svg:x2="9.382cm" svg:y2="8.611cm"><text:p/></draw:line><draw:custom-shape text:anchor-type="paragraph" draw:z-index="25" draw:name="Forme12" draw:style-name="gr36" draw:text-style-name="P16" svg:width="1.177cm" svg:height="4.707cm" svg:x="7.816cm" svg:y="8.613cm"><text:p/><draw:enhanced-geometry svg:viewBox="0 0 21600 21600" draw:glue-points="?f7 0 ?f6 ?f1 0 ?f10 ?f6 21600 ?f4 ?f10 21600 ?f9" draw:path-stretchpoint-x="10800" draw:path-stretchpoint-y="10800" draw:text-areas="0 ?f1 ?f4 ?f12" draw:type="cube" draw:modifiers="11149.163879598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5" draw:name="Forme15" draw:style-name="gr37" draw:text-style-name="P3" svg:width="4.779cm" svg:height="0.692cm" svg:x="9.934cm" svg:y="9.611cm"><draw:text-box><text:p text:style-name="P5"><text:span text:style-name="T1">Service :</text:span></text:p></draw:text-box></draw:frame><draw:frame text:anchor-type="paragraph" draw:z-index="36" draw:name="Forme15" draw:style-name="gr37" draw:text-style-name="P3" svg:width="4.779cm" svg:height="0.692cm" svg:x="9.934cm" svg:y="10.41cm"><draw:text-box><text:p text:style-name="P5"><text:span text:style-name="T1">Service :</text:span></text:p></draw:text-box></draw:frame><draw:frame text:anchor-type="paragraph" draw:z-index="37" draw:name="Forme15" draw:style-name="gr37" draw:text-style-name="P3" svg:width="4.779cm" svg:height="0.692cm" svg:x="9.934cm" svg:y="11.993cm"><draw:text-box><text:p text:style-name="P5"><text:span text:style-name="T1">Service :</text:span></text:p></draw:text-box></draw:frame><draw:line text:anchor-type="paragraph" draw:z-index="38" draw:name="Forme16" draw:style-name="gr33" draw:text-style-name="P8" svg:x1="9.382cm" svg:y1="7.357cm" svg:x2="8.738cm" svg:y2="8.613cm"><text:p/></draw:line><draw:line text:anchor-type="paragraph" draw:z-index="32" draw:name="Forme6" draw:style-name="gr40" draw:text-style-name="P8" svg:x1="16.253cm" svg:y1="8.83cm" svg:x2="13.607cm" svg:y2="17.886cm"><text:p/></draw:line><draw:frame text:anchor-type="paragraph" draw:z-index="1" draw:name="Forme1" draw:style-name="gr1" draw:text-style-name="P3" svg:width="4.952cm" svg:height="0.666cm" svg:x="1.355cm" svg:y="2.309cm"><draw:text-box><text:p><text:span text:style-name="T1">À compléter</text:span></text:p></draw:text-box></draw:frame><draw:custom-shape text:anchor-type="paragraph" draw:z-index="29" draw:name="Forme2" draw:style-name="gr38" draw:text-style-name="P17" svg:width="17.55cm" svg:height="13.641cm" svg:x="-0.016cm" svg:y="1.907cm"><text:p/><draw:enhanced-geometry svg:viewBox="0 0 21600 21600" draw:type="rectangle" draw:enhanced-path="M 0 0 L 21600 0 21600 21600 0 21600 0 0 Z N"/></draw:custom-shape><draw:frame text:anchor-type="paragraph" draw:z-index="33" draw:name="Forme1" draw:style-name="gr41" draw:text-style-name="P3" svg:width="3.777cm" svg:height="1.909cm" svg:x="7.823cm" svg:y="13.46cm"><draw:text-box><text:p text:style-name="P5"><text:span text:style-name="T1">À compléter</text:span></text:p></draw:text-box></draw:frame><draw:frame text:anchor-type="paragraph" draw:z-index="3" draw:name="Forme1" draw:style-name="gr10" draw:text-style-name="P3" svg:width="2.996cm" svg:height="2.897cm" svg:x="14.891cm" svg:y="4.614cm"><draw:text-box><text:p text:style-name="P5"><text:span text:style-name="T1">À compléter</text:span></text:p><text:p text:style-name="P5"><text:span text:style-name="T1"/></text:p></draw:text-box></draw:frame><draw:frame text:anchor-type="paragraph" draw:z-index="34" draw:name="Forme1" draw:style-name="gr42" draw:text-style-name="P3" svg:width="2.292cm" svg:height="1.322cm" svg:x="16.395cm" svg:y="9.144cm"><draw:text-box><text:p text:style-name="P5"><text:span text:style-name="T1">À compléter</text:span></text:p></draw:text-box></draw:frame><draw:frame text:anchor-type="paragraph" draw:z-index="5" draw:name="Forme1" draw:style-name="gr16" draw:text-style-name="P3" svg:width="4.523cm" svg:height="1.766cm" svg:x="1.73cm" svg:y="22.313cm"><draw:text-box><text:p><text:span text:style-name="T1">À compléter</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4:43:35.393907149</meta:creation-date>
    <dc:date>2019-11-25T13:55:33.199887477</dc:date>
    <meta:editing-duration>PT35M35S</meta:editing-duration>
    <meta:editing-cycles>8</meta:editing-cycles>
    <meta:generator>LibreOffice/6.0.4.2$MacOSX_X86_64 LibreOffice_project/9b0d9b32d5dcda91d2f1a96dc04c645c450872bf</meta:generator>
    <meta:document-statistic meta:table-count="0" meta:image-count="1" meta:object-count="0" meta:page-count="1" meta:paragraph-count="1" meta:word-count="3" meta:character-count="26" meta:non-whitespace-character-count="24"/>
  </office:meta>
</office:document-meta>
</file>